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Did you realize something?
</text:p>
          </table:table-cell>
          <table:table-cell table:style-name="ce0" office:value-type="string">
            <text:p>Did you realize something?</text:p>
          </table:table-cell>
          <table:table-cell table:number-columns-repeated="1019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8+01:00</meta:creation-date>
    <dc:date>2020-02-11T20:00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